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en" fo:country="US" fo:font-style="normal" style:text-underline-style="solid" style:text-underline-width="auto" style:text-underline-color="font-color" fo:font-weight="bold" officeooo:rsid="000ddc76" officeooo:paragraph-rsid="000ddc76" style:font-size-asian="11.3500003814697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language="en" fo:country="US" fo:font-style="normal" style:text-underline-style="none" fo:font-weight="normal" officeooo:rsid="000ddc76" officeooo:paragraph-rsid="000ddc76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fo:language="en" fo:country="US" fo:font-style="normal" style:text-underline-style="solid" style:text-underline-width="auto" style:text-underline-color="font-color" fo:font-weight="bold" officeooo:rsid="000ddc76" officeooo:paragraph-rsid="000e5a84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369a3" style:font-name="Courier New" fo:font-size="13pt" fo:language="en" fo:country="GB" fo:font-style="normal" style:text-underline-style="solid" style:text-underline-width="auto" style:text-underline-color="font-color" fo:font-weight="bold" officeooo:rsid="000e5a84" officeooo:paragraph-rsid="000e5a84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369a3" style:font-name="Calibri" fo:font-size="13pt" fo:language="en" fo:country="GB" fo:font-style="normal" style:text-underline-style="solid" style:text-underline-width="auto" style:text-underline-color="font-color" fo:font-weight="bold" officeooo:rsid="000e5a84" officeooo:paragraph-rsid="000e5a84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size="13pt" fo:language="en" fo:country="GB" fo:font-style="normal" style:text-underline-style="solid" style:text-underline-width="auto" style:text-underline-color="font-color" fo:font-weight="bold" officeooo:rsid="000e5a84" officeooo:paragraph-rsid="000e5a84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3pt" fo:language="en" fo:country="GB" fo:font-style="normal" style:text-underline-style="solid" style:text-underline-width="auto" style:text-underline-color="font-color" fo:font-weight="bold" officeooo:rsid="000e5a84" officeooo:paragraph-rsid="000e5a84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0d91" style:font-weight-asian="normal" style:font-weight-complex="normal"/>
    </style:style>
    <style:style style:name="T4" style:family="text">
      <style:text-properties style:text-underline-style="none" officeooo:rsid="000e0d91"/>
    </style:style>
    <style:style style:name="T5" style:family="text">
      <style:text-properties fo:language="el" fo:country="GR" style:text-underline-style="none"/>
    </style:style>
    <style:style style:name="T6" style:family="text">
      <style:text-properties fo:language="el" fo:country="GR" style:text-underline-style="none" fo:font-weight="normal" style:font-weight-asian="normal" style:font-weight-complex="normal"/>
    </style:style>
    <style:style style:name="T7" style:family="text">
      <style:text-properties fo:language="el" fo:country="GR" style:text-underline-style="none" fo:font-weight="normal" officeooo:rsid="000e0d91" style:font-weight-asian="normal" style:font-weight-complex="normal"/>
    </style:style>
    <style:style style:name="T8" style:family="text">
      <style:text-properties fo:language="el" fo:country="GR" style:text-underline-style="none" fo:font-weight="normal" officeooo:rsid="000e5a84" style:font-weight-asian="normal" style:font-weight-complex="normal"/>
    </style:style>
    <style:style style:name="T9" style:family="text">
      <style:text-properties fo:language="el" fo:country="GR" style:text-underline-style="none" fo:font-weight="normal" officeooo:rsid="001024c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CD Screen</text:p>
      <text:p text:style-name="P2"/>
      <text:p text:style-name="P3"><text:span text:style-name="T6">Στην οθόνη, ανάλογα με το κουμπί που πατάμε, εκτυπώνουμε τον πίνακα κατανομής που αντιστοιχεί </text:span><text:span text:style-name="T7">στον αισθητήρα που επιλέγουμε. Επίσης, εκτυπώνουμε την τρέχουσα τιμή του αισθητήρα.</text:span></text:p>
      <text:p text:style-name="P3"><text:span text:style-name="T7"/></text:p>
      <text:p text:style-name="P5"><text:span text:style-name="T6">Παράδειγμα</text:span></text:p>
      <text:p text:style-name="P4"><text:span text:style-name="T1">2 <text:s/>33 <text:s/>180 100 0</text:span></text:p>
      <text:p text:style-name="P4"><text:span text:style-name="T4">T</text:span><text:span text:style-name="T1">EMP </text:span><text:span text:style-name="T5">22 ΟΚ!</text:span></text:p>
      <text:p text:style-name="P5"><text:span text:style-name="T5"/></text:p>
      <text:p text:style-name="P3"><text:span text:style-name="T8">Ανά τ</text:span><text:span text:style-name="T7">ακτά χρονικά διαστήματα (συνάρτηση </text:span><text:span text:style-name="T3">millis() ) </text:span><text:span text:style-name="T7">εκτυπώνουμε μαζί το αποτέλεσμα γι</text:span><text:span text:style-name="T8">α</text:span><text:span text:style-name="T7"> κάθε έναν από τους αισθητήρες. Αν το αποτέλεσμα είναι </text:span><text:span text:style-name="T3">green </text:span><text:span text:style-name="T7">εκτυπώνει “ΟΚ!”, αν είναι</text:span><text:span text:style-name="T3"> red </text:span><text:span text:style-name="T7">εκτυπώνει “</text:span><text:span text:style-name="T3">BAD</text:span><text:span text:style-name="T7">”</text:span><text:span text:style-name="T3"> </text:span><text:span text:style-name="T7">ένω αν είναι </text:span><text:span text:style-name="T3">yellow “MED”. </text:span><text:span text:style-name="T6"><text:s/></text:span></text:p>
      <text:p text:style-name="P5"><text:span text:style-name="T6"/></text:p>
      <text:p text:style-name="P5"><text:span text:style-name="T6">Παράδειγμα</text:span></text:p>
      <text:p text:style-name="P4"><text:span text:style-name="T1">TemSndGasLigAirG</text:span></text:p>
      <text:p text:style-name="P4"><text:span text:style-name="T1">OK!OK!MEDMEDOK!Y</text:span></text:p>
      <text:p text:style-name="P4"><text:span text:style-name="T1"/></text:p>
      <text:p text:style-name="P6"><text:span text:style-name="T3">T</text:span><text:span text:style-name="T2">o G </text:span><text:span text:style-name="T6">στο τέλος είναι η </text:span><text:span text:style-name="T2">Global <text:s/></text:span><text:span text:style-name="T6">βαθμολογία, </text:span><text:span text:style-name="T2">Yellow </text:span><text:span text:style-name="T6">εδώ γιατί έχουμε μόνο τρία πράσινα </text:span><text:span text:style-name="T9">και <text:s/>θέλουμε <text:s/>τουλάχιστον τέσσερα πράσινα για να <text:s/>είναι όλο πράσινο</text:span><text:span text:style-name="T6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04:30.352000000</meta:creation-date>
    <meta:generator>LibreOffice/6.0.7.3$Windows_X86_64 LibreOffice_project/dc89aa7a9eabfd848af146d5086077aeed2ae4a5</meta:generator>
    <dc:date>2019-04-24T11:41:28.511000000</dc:date>
    <meta:editing-duration>PT12M9S</meta:editing-duration>
    <meta:editing-cycles>4</meta:editing-cycles>
    <meta:document-statistic meta:table-count="0" meta:image-count="0" meta:object-count="0" meta:page-count="1" meta:paragraph-count="10" meta:word-count="98" meta:character-count="639" meta:non-whitespace-character-count="543"/>
  </office:meta>
</office:document-meta>
</file>